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L_CAPE_CARE_R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XCoord</text:p>
          </table:table-cell>
          <table:table-cell office:value-type="string" table:style-name="ce1">
            <text:p>YCoord</text:p>
          </table:table-cell>
          <table:table-cell office:value-type="string" table:style-name="ce1">
            <text:p>DSTN</text:p>
          </table:table-cell>
          <table:table-cell table:number-columns-repeated="16381"/>
        </table:table-row>
        <table:table-row table:style-name="ro1">
          <table:table-cell office:value-type="float" office:value="18.380599969999999" table:style-name="ce1">
            <text:p>18.38059997</text:p>
          </table:table-cell>
          <table:table-cell office:value-type="float" office:value="-34.131999970000003" table:style-name="ce1">
            <text:p>-34.13199997</text:p>
          </table:table-cell>
          <table:table-cell office:value-type="string" table:style-name="ce1">
            <text:p>Bicycle Empowerment Network (BEN)</text:p>
          </table:table-cell>
          <table:table-cell table:number-columns-repeated="16381"/>
        </table:table-row>
        <table:table-row table:style-name="ro1">
          <table:table-cell office:value-type="float" office:value="18.489899959999999" table:style-name="ce1">
            <text:p>18.48989996</text:p>
          </table:table-cell>
          <table:table-cell office:value-type="float" office:value="-34.05959996" table:style-name="ce1">
            <text:p>-34.05959996</text:p>
          </table:table-cell>
          <table:table-cell office:value-type="string" table:style-name="ce1">
            <text:p>Cape Flats Dev Ass (CAFDA)</text:p>
          </table:table-cell>
          <table:table-cell table:number-columns-repeated="16381"/>
        </table:table-row>
        <table:table-row table:style-name="ro1">
          <table:table-cell office:value-type="float" office:value="18.55279998" table:style-name="ce1">
            <text:p>18.55279998</text:p>
          </table:table-cell>
          <table:table-cell office:value-type="float" office:value="-34.002699980000003" table:style-name="ce1">
            <text:p>-34.00269998</text:p>
          </table:table-cell>
          <table:table-cell office:value-type="string" table:style-name="ce1">
            <text:p>Edith Stevens Wetland Park</text:p>
          </table:table-cell>
          <table:table-cell table:number-columns-repeated="16381"/>
        </table:table-row>
        <table:table-row table:style-name="ro1">
          <table:table-cell office:value-type="float" office:value="18.680800040000001" table:style-name="ce1">
            <text:p>18.68080004</text:p>
          </table:table-cell>
          <table:table-cell office:value-type="float" office:value="-34.064300039999999" table:style-name="ce1">
            <text:p>-34.06430004</text:p>
          </table:table-cell>
          <table:table-cell office:value-type="string" table:style-name="ce1">
            <text:p>Emabhozweni Community Project</text:p>
          </table:table-cell>
          <table:table-cell table:number-columns-repeated="16381"/>
        </table:table-row>
        <table:table-row table:style-name="ro1">
          <table:table-cell office:value-type="float" office:value="18.460400029999999" table:style-name="ce1">
            <text:p>18.46040003</text:p>
          </table:table-cell>
          <table:table-cell office:value-type="float" office:value="-34.005299999999998" table:style-name="ce1">
            <text:p>-34.0053</text:p>
          </table:table-cell>
          <table:table-cell office:value-type="string" table:style-name="ce1">
            <text:p>Footprints Environmental Centre</text:p>
          </table:table-cell>
          <table:table-cell table:number-columns-repeated="16381"/>
        </table:table-row>
        <table:table-row table:style-name="ro1">
          <table:table-cell office:value-type="float" office:value="18.7102" table:style-name="ce1">
            <text:p>18.7102</text:p>
          </table:table-cell>
          <table:table-cell office:value-type="float" office:value="-34.039200030000003" table:style-name="ce1">
            <text:p>-34.03920003</text:p>
          </table:table-cell>
          <table:table-cell office:value-type="string" table:style-name="ce1">
            <text:p>Golden Flowers</text:p>
          </table:table-cell>
          <table:table-cell table:number-columns-repeated="16381"/>
        </table:table-row>
        <table:table-row table:style-name="ro1">
          <table:table-cell office:value-type="float" office:value="18.668700040000001" table:style-name="ce1">
            <text:p>18.66870004</text:p>
          </table:table-cell>
          <table:table-cell office:value-type="float" office:value="-34.050299959999997" table:style-name="ce1">
            <text:p>-34.05029996</text:p>
          </table:table-cell>
          <table:table-cell office:value-type="string" table:style-name="ce1">
            <text:p>Learn to Earn Training Centre</text:p>
          </table:table-cell>
          <table:table-cell table:number-columns-repeated="16381"/>
        </table:table-row>
        <table:table-row table:style-name="ro1">
          <table:table-cell office:value-type="float" office:value="18.656799960000001" table:style-name="ce1">
            <text:p>18.65679996</text:p>
          </table:table-cell>
          <table:table-cell office:value-type="float" office:value="-34.045399959999997" table:style-name="ce1">
            <text:p>-34.04539996</text:p>
          </table:table-cell>
          <table:table-cell office:value-type="string" table:style-name="ce1">
            <text:p>Look Out Hill</text:p>
          </table:table-cell>
          <table:table-cell table:number-columns-repeated="16381"/>
        </table:table-row>
        <table:table-row table:style-name="ro1">
          <table:table-cell office:value-type="float" office:value="18.865000040000002" table:style-name="ce1">
            <text:p>18.86500004</text:p>
          </table:table-cell>
          <table:table-cell office:value-type="float" office:value="-34.118800010000001" table:style-name="ce1">
            <text:p>-34.11880001</text:p>
          </table:table-cell>
          <table:table-cell office:value-type="string" table:style-name="ce1">
            <text:p>Lwandle Migrant Labour Museum</text:p>
          </table:table-cell>
          <table:table-cell table:number-columns-repeated="16381"/>
        </table:table-row>
        <table:table-row table:style-name="ro1">
          <table:table-cell office:value-type="float" office:value="18.657299989999999" table:style-name="ce1">
            <text:p>18.65729999</text:p>
          </table:table-cell>
          <table:table-cell office:value-type="float" office:value="-34.04179998" table:style-name="ce1">
            <text:p>-34.04179998</text:p>
          </table:table-cell>
          <table:table-cell office:value-type="string" table:style-name="ce1">
            <text:p>Manyanani Peace Park</text:p>
          </table:table-cell>
          <table:table-cell table:number-columns-repeated="16381"/>
        </table:table-row>
        <table:table-row table:style-name="ro1">
          <table:table-cell office:value-type="float" office:value="18.457500020000001" table:style-name="ce1">
            <text:p>18.45750002</text:p>
          </table:table-cell>
          <table:table-cell office:value-type="float" office:value="-33.970200030000001" table:style-name="ce1">
            <text:p>-33.97020003</text:p>
          </table:table-cell>
          <table:table-cell office:value-type="string" table:style-name="ce1">
            <text:p>Montebello Design Centre</text:p>
          </table:table-cell>
          <table:table-cell table:number-columns-repeated="16381"/>
        </table:table-row>
        <table:table-row table:style-name="ro1">
          <table:table-cell office:value-type="float" office:value="18.483900040000002" table:style-name="ce1">
            <text:p>18.48390004</text:p>
          </table:table-cell>
          <table:table-cell office:value-type="float" office:value="-33.939600009999999" table:style-name="ce1">
            <text:p>-33.93960001</text:p>
          </table:table-cell>
          <table:table-cell office:value-type="string" table:style-name="ce1">
            <text:p>Oude Molen Eco Village</text:p>
          </table:table-cell>
          <table:table-cell table:number-columns-repeated="16381"/>
        </table:table-row>
        <table:table-row table:style-name="ro1">
          <table:table-cell office:value-type="float" office:value="18.651400039999999" table:style-name="ce1">
            <text:p>18.65140004</text:p>
          </table:table-cell>
          <table:table-cell office:value-type="float" office:value="-34.015099990000003" table:style-name="ce1">
            <text:p>-34.01509999</text:p>
          </table:table-cell>
          <table:table-cell office:value-type="string" table:style-name="ce1">
            <text:p>Philani Nutrition and Development Centre</text:p>
          </table:table-cell>
          <table:table-cell table:number-columns-repeated="16381"/>
        </table:table-row>
        <table:table-row table:style-name="ro1">
          <table:table-cell office:value-type="float" office:value="18.497200020000001" table:style-name="ce1">
            <text:p>18.49720002</text:p>
          </table:table-cell>
          <table:table-cell office:value-type="float" office:value="-34.062600009999997" table:style-name="ce1">
            <text:p>-34.06260001</text:p>
          </table:table-cell>
          <table:table-cell office:value-type="string" table:style-name="ce1">
            <text:p>Imvubu at Rondevlei</text:p>
          </table:table-cell>
          <table:table-cell table:number-columns-repeated="16381"/>
        </table:table-row>
        <table:table-row table:style-name="ro1">
          <table:table-cell office:value-type="float" office:value="18.608995310000001" table:style-name="ce1">
            <text:p>18.60899531</text:p>
          </table:table-cell>
          <table:table-cell office:value-type="float" office:value="-33.858410710000001" table:style-name="ce1">
            <text:p>-33.85841071</text:p>
          </table:table-cell>
          <table:table-cell office:value-type="string" table:style-name="ce1">
            <text:p>Victoria Mxenge</text:p>
          </table:table-cell>
          <table:table-cell table:number-columns-repeated="16381"/>
        </table:table-row>
        <table:table-row table:style-name="ro1">
          <table:table-cell office:value-type="float" office:value="18.488400039999998" table:style-name="ce1">
            <text:p>18.48840004</text:p>
          </table:table-cell>
          <table:table-cell office:value-type="float" office:value="-33.830199960000002" table:style-name="ce1">
            <text:p>-33.83019996</text:p>
          </table:table-cell>
          <table:table-cell office:value-type="string" table:style-name="ce1">
            <text:p>SANCOB</text:p>
          </table:table-cell>
          <table:table-cell table:number-columns-repeated="16381"/>
        </table:table-row>
        <table:table-row table:style-name="ro1">
          <table:table-cell office:value-type="float" office:value="18.556299989999999" table:style-name="ce1">
            <text:p>18.55629999</text:p>
          </table:table-cell>
          <table:table-cell office:value-type="float" office:value="-33.989699969999997" table:style-name="ce1">
            <text:p>-33.98969997</text:p>
          </table:table-cell>
          <table:table-cell office:value-type="string" table:style-name="ce1">
            <text:p>Selfhelp Manenburg</text:p>
          </table:table-cell>
          <table:table-cell table:number-columns-repeated="16381"/>
        </table:table-row>
        <table:table-row table:style-name="ro1">
          <table:table-cell office:value-type="float" office:value="18.670400010000002" table:style-name="ce1">
            <text:p>18.67040001</text:p>
          </table:table-cell>
          <table:table-cell office:value-type="float" office:value="-34.038999959999998" table:style-name="ce1">
            <text:p>-34.03899996</text:p>
          </table:table-cell>
          <table:table-cell office:value-type="string" table:style-name="ce1">
            <text:p>Sibanye Economic Empowerment</text:p>
          </table:table-cell>
          <table:table-cell table:number-columns-repeated="16381"/>
        </table:table-row>
        <table:table-row table:style-name="ro1">
          <table:table-cell office:value-type="float" office:value="18.692299980000001" table:style-name="ce1">
            <text:p>18.69229998</text:p>
          </table:table-cell>
          <table:table-cell office:value-type="float" office:value="-34.052900020000003" table:style-name="ce1">
            <text:p>-34.05290002</text:p>
          </table:table-cell>
          <table:table-cell office:value-type="string" table:style-name="ce1">
            <text:p>Siyazama Garden Ass (SCAGA)</text:p>
          </table:table-cell>
          <table:table-cell table:number-columns-repeated="16381"/>
        </table:table-row>
        <table:table-row table:style-name="ro1">
          <table:table-cell office:value-type="float" office:value="18.528099990000001" table:style-name="ce1">
            <text:p>18.52809999</text:p>
          </table:table-cell>
          <table:table-cell office:value-type="float" office:value="-33.944300040000002" table:style-name="ce1">
            <text:p>-33.94430004</text:p>
          </table:table-cell>
          <table:table-cell office:value-type="string" table:style-name="ce1">
            <text:p>Tsoga Environmental Resource Center</text:p>
          </table:table-cell>
          <table:table-cell table:number-columns-repeated="16381"/>
        </table:table-row>
        <table:table-row table:style-name="ro1">
          <table:table-cell office:value-type="float" office:value="18.522061999999998" table:style-name="ce1">
            <text:p>18.522062</text:p>
          </table:table-cell>
          <table:table-cell office:value-type="float" office:value="-33.680991040000002" table:style-name="ce1">
            <text:p>-33.68099104</text:p>
          </table:table-cell>
          <table:table-cell office:value-type="string" table:style-name="ce1">
            <text:p>West Coast Environmental Centre</text:p>
          </table:table-cell>
          <table:table-cell table:number-columns-repeated="16381"/>
        </table:table-row>
        <table:table-row table:style-name="ro1">
          <table:table-cell office:value-type="float" office:value="18.678099970000002" table:style-name="ce1">
            <text:p>18.67809997</text:p>
          </table:table-cell>
          <table:table-cell office:value-type="float" office:value="-34.061399999999999" table:style-name="ce1">
            <text:p>-34.0614</text:p>
          </table:table-cell>
          <table:table-cell office:value-type="string" table:style-name="ce1">
            <text:p>Zanokhanyo Training Centre</text:p>
          </table:table-cell>
          <table:table-cell table:number-columns-repeated="16381"/>
        </table:table-row>
        <table:table-row table:style-name="ro1">
          <table:table-cell office:value-type="float" office:value="18.426500010000002" table:style-name="ce1">
            <text:p>18.42650001</text:p>
          </table:table-cell>
          <table:table-cell office:value-type="float" office:value="-33.927500010000003" table:style-name="ce1">
            <text:p>-33.92750001</text:p>
          </table:table-cell>
          <table:table-cell office:value-type="string" table:style-name="ce1">
            <text:p>Zezamele Enterprise</text:p>
          </table:table-cell>
          <table:table-cell table:number-columns-repeated="1638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Naeem Petersen</meta:initial-creator>
    <dc:creator>Naeem Petersen</dc:creator>
    <meta:creation-date>2017-10-17T07:33:27Z</meta:creation-date>
    <dc:date>2017-10-17T07:33:28Z</dc:date>
  </office:meta>
</office:document-meta>
</file>